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urs ISEP 2016/2017 - Pensée, calcul et information</text:title></text:p>
      <text:p text:style-name="OrgTitle"/>
      <text:p text:style-name="OrgSubtitle"><text:initial-creator>Bastien Guerry</text:initial-creator></text:p>
      <text:p text:style-name="OrgSubtitle"/>
      <text:h text:style-name="Heading_20_1_unnumbered" text:outline-level="1" text:is-list-header="true">
<text:bookmark-start text:name="OrgXref.orgc600e01"/>
<text:bookmark text:name="orgc600e01"/>Cours n°1 - Autour du web contemporain
<text:bookmark-end text:name="OrgXref.orgc600e01"/></text:h>
      <text:h text:style-name="Heading_20_2_unnumbered" text:outline-level="2" text:is-list-header="true">
<text:bookmark-start text:name="OrgXref.org375226e"/>
<text:bookmark text:name="org375226e"/>Sujets
<text:bookmark-end text:name="OrgXref.org375226e"/></text:h>
      <text:list text:style-name="OrgBulletedList" text:continue-numbering="false">
        <text:list-item>
          <text:p text:style-name="Text_20_body">Quelle est la différence entre Internet et le Web ?
</text:p>
          <text:list text:style-name="OrgBulletedList" text:continue-numbering="true">
            <text:list-item>
              <text:p text:style-name="Text_20_body">réseau centralisé, décentralisé, distribué
</text:p>
            </text:list-item>
            <text:list-item>
              <text:p text:style-name="Text_20_body">notion de protocol: UDP, TCP/IP
</text:p>
            </text:list-item>
            <text:list-item>
              <text:p text:style-name="Text_20_body">HTTP(S), FTP, SMTP, POP, IMAP
</text:p>
            </text:list-item>
          </text:list>
        </text:list-item>
        <text:list-item>
          <text:p text:style-name="Text_20_body">Wikipédia : <text:a xlink:type="simple" xlink:href="http://www.slideshare.net/bzg/ressources-libres-pour-lducation-lesquelles-et-pourquoi-15552125">exposé</text:a> / faire un premier edit
</text:p>
        </text:list-item>
        <text:list-item>
          <text:p text:style-name="Text_20_body">Le mouvement du logiciel libre : histoire et enjeux (<text:a xlink:type="simple" xlink:href="http://www.slideshare.net/bzg/le-mouvement-du-logiciel-libre-et-de-lopen-source">diaporama</text:a>)
</text:p>
        </text:list-item>
        <text:list-item>
          <text:p text:style-name="Text_20_body">Le logiciel libre : 7 idées reçues (<text:a xlink:type="simple" xlink:href="http://www.slideshare.net/bzg/logiciel-libreseptideesrecues">diaporama</text:a>)
</text:p>
        </text:list-item>
        <text:list-item>
          <text:p text:style-name="Text_20_body">Internet et l'éducation :  <text:a xlink:type="simple" xlink:href="http://www.slideshare.net/bzg/lducation-linformatique-et-le-libre-prsentation-faites-pour-le-crans-2013">diaporama 1</text:a>, <text:a xlink:type="simple" xlink:href="http://www.slideshare.net/bzg/interactivite2">diaporama 2</text:a>
</text:p>
        </text:list-item>
        <text:list-item>
          <text:p text:style-name="Text_20_body">Internet et l'éducation : le projet OLPC
</text:p>
        </text:list-item>
        <text:list-item>
          <text:p text:style-name="Text_20_body">Les modèles économiques du libre (<text:a xlink:type="simple" xlink:href="http://openmodels.fr/fr/">openmodels</text:a>, <text:a xlink:type="simple" xlink:href="http://www.slideshare.net/bzg/free-softwareflossbusinessmodels">diaporama</text:a>)
</text:p>
        </text:list-item>
        <text:list-item>
          <text:p text:style-name="Text_20_body">Comment fonctionne l'index de Google ?
</text:p>
        </text:list-item>
        <text:list-item>
          <text:p text:style-name="Text_20_body">Comment fonctionne le graphe de Facebook ?
</text:p>
        </text:list-item>
      </text:list>
      <text:h text:style-name="Heading_20_2_unnumbered" text:outline-level="2" text:is-list-header="true">
<text:bookmark-start text:name="OrgXref.org08a2f95"/>
<text:bookmark text:name="org08a2f95"/>Ressources
<text:bookmark-end text:name="OrgXref.org08a2f95"/></text:h>
      <text:list text:style-name="OrgBulletedList" text:continue-numbering="false">
        <text:list-item>
          <text:p text:style-name="Text_20_body"><text:a xlink:type="simple" xlink:href="https://fr.wikipedia.org/wiki/Histoire_d%27Internet">https://fr.wikipedia.org/wiki/Histoire_d%27Internet</text:a>
</text:p>
        </text:list-item>
        <text:list-item>
          <text:p text:style-name="Text_20_body"><text:a xlink:type="simple" xlink:href="https://interstices.info/jcms/d_80071/le-web-de-donnees">https://interstices.info/jcms/d_80071/le-web-de-donnees</text:a>
</text:p>
        </text:list-item>
      </text:list>
      <text:h text:style-name="Heading_20_1_unnumbered" text:outline-level="1" text:is-list-header="true">
<text:bookmark-start text:name="OrgXref.org252c679"/>
<text:bookmark text:name="org252c679"/>Cours n°2 - Enjeux techniques, politiques, sociologiques
<text:bookmark-end text:name="OrgXref.org252c679"/></text:h>
      <text:h text:style-name="Heading_20_2_unnumbered" text:outline-level="2" text:is-list-header="true">
<text:bookmark-start text:name="OrgXref.orga234524"/>
<text:bookmark text:name="orga234524"/>Résumé du cours précédent
<text:bookmark-end text:name="OrgXref.orga234524"/></text:h>
      <text:list text:style-name="OrgBulletedList" text:continue-numbering="false">
        <text:list-item>
          <text:p text:style-name="Text_20_body">Internet / le Web
</text:p>
          <text:list text:style-name="OrgBulletedList" text:continue-numbering="true">
            <text:list-item>
              <text:p text:style-name="Text_20_body">ARPANET
</text:p>
            </text:list-item>
            <text:list-item>
              <text:p text:style-name="Text_20_body">DARPA
</text:p>
            </text:list-item>
          </text:list>
        </text:list-item>
        <text:list-item>
          <text:p text:style-name="Text_20_body">Wikipédia
</text:p>
        </text:list-item>
        <text:list-item>
          <text:p text:style-name="Text_20_body">Creative Commons (voir <text:a xlink:type="simple" xlink:href="http://www.slideshare.net/bzg/ressources-libres-pour-lducation-lesquelles-et-pourquoi-15552125">ce diaporama</text:a> pour les licences CC)
</text:p>
        </text:list-item>
        <text:list-item>
          <text:p text:style-name="Text_20_body">Google / Facebook
</text:p>
        </text:list-item>
      </text:list>
      <text:h text:style-name="Heading_20_2_unnumbered" text:outline-level="2" text:is-list-header="true">
<text:bookmark-start text:name="OrgXref.org00a2d31"/>
<text:bookmark text:name="org00a2d31"/>Évolutions majeures du Web contemporain
<text:bookmark-end text:name="OrgXref.org00a2d31"/></text:h>
      <text:list text:style-name="OrgDescriptionList" text:continue-numbering="false">
        <text:list-item>
          <text:p text:style-name="Text_20_body_20_bold">Les grands vecteurs (GAFAM)</text:p>
          <text:list text:style-name="OrgDescriptionList" text:continue-numbering="true">
            <text:list-item>
              <text:p text:style-name="Text_20_body">enjeux de centralisation, de gestion
des données personnelles ;
</text:p>
            </text:list-item>
          </text:list>
        </text:list-item>
        <text:list-item>
          <text:p text:style-name="Text_20_body_20_bold">Le big data</text:p>
          <text:list text:style-name="OrgDescriptionList" text:continue-numbering="true">
            <text:list-item>
              <text:p text:style-name="Text_20_body">simple buzzword ? réalité technique ? réalité
sociologique ?
</text:p>
            </text:list-item>
          </text:list>
        </text:list-item>
        <text:list-item>
          <text:p text:style-name="Text_20_body_20_bold">L'open data</text:p>
          <text:list text:style-name="OrgDescriptionList" text:continue-numbering="true">
            <text:list-item>
              <text:p text:style-name="Text_20_body">le passage au numérique des administrations
</text:p>
            </text:list-item>
          </text:list>
        </text:list-item>
        <text:list-item>
          <text:p text:style-name="Text_20_body_20_bold">Les écosystèmes fermés d'applications</text:p>
          <text:list text:style-name="OrgDescriptionList" text:continue-numbering="true">
            <text:list-item>
              <text:p text:style-name="Text_20_body">iStore, Google Play, etc.
</text:p>
            </text:list-item>
          </text:list>
        </text:list-item>
        <text:list-item>
          <text:p text:style-name="Text_20_body_20_bold">Cloud computing</text:p>
          <text:list text:style-name="OrgDescriptionList" text:continue-numbering="true">
            <text:list-item>
              <text:p text:style-name="Text_20_body">stockage, calcul, PaaS
</text:p>
            </text:list-item>
          </text:list>
        </text:list-item>
        <text:list-item>
          <text:p text:style-name="Text_20_body_20_bold">La revanche de javascript</text:p>
          <text:list text:style-name="OrgDescriptionList" text:continue-numbering="true">
            <text:list-item>
              <text:p text:style-name="Text_20_body">du web statique (HTML pur) au web
dynamique (client-serveur) aux applications web.
</text:p>
            </text:list-item>
          </text:list>
        </text:list-item>
        <text:list-item>
          <text:p text:style-name="Text_20_body_20_bold">La neutralité du Net</text:p>
          <text:list text:style-name="OrgDescriptionList" text:continue-numbering="true">
            <text:list-item>
              <text:p text:style-name="Text_20_body">n'est pas la neutralité du web, ni le
filtrage, ni la censure.
</text:p>
            </text:list-item>
          </text:list>
        </text:list-item>
      </text:list>
      <text:h text:style-name="Heading_20_2_unnumbered" text:outline-level="2" text:is-list-header="true">
<text:bookmark-start text:name="OrgXref.org208625d"/>
<text:bookmark text:name="org208625d"/>Débat : faut-il enseigner le code à l'école ?
<text:bookmark-end text:name="OrgXref.org208625d"/></text:h>
      <text:list text:style-name="OrgBulletedList" text:continue-numbering="false">
        <text:list-item>
          <text:p text:style-name="Text_20_body"><text:a xlink:type="simple" xlink:href="http://www.lemonde.fr/sciences/article/2016/11/02/en-2016-le-code-informatique-arrive-a-l-ecole_5024344_1650684.html">http://www.lemonde.fr/sciences/article/2016/11/02/en-2016-le-code-informatique-arrive-a-l-ecole_5024344_1650684.html</text:a>
</text:p>
        </text:list-item>
      </text:list>
      <text:p text:style-name="Text_20_body">Matrice des positions :
</text:p>
      <text:list text:style-name="OrgBulletedList" text:continue-numbering="false">
        <text:list-item>
          <text:p text:style-name="Text_20_body">Quoi enseigner : informatique outil ou informatique objet ?
</text:p>
        </text:list-item>
        <text:list-item>
          <text:p text:style-name="Text_20_body">Comment l'enseigner : enseignement centré sur les disciplines vs
enseignement centré sur l'apprenant ?
</text:p>
        </text:list-item>
        <text:list-item>
          <text:p text:style-name="Text_20_body">Quels outils pour l'enseigner : des outils libres ou non ?
</text:p>
        </text:list-item>
        <text:list-item>
          <text:p text:style-name="Text_20_body">Quels langages utiliser : langages visuels vs écrits ?
</text:p>
        </text:list-item>
        <text:list-item>
          <text:p text:style-name="Text_20_body">Discipline transversale ou dédiée ?
</text:p>
        </text:list-item>
        <text:list-item>
          <text:p text:style-name="Text_20_body">Quels paradigmes : programmation déclarative vs impérative ?
Déclarative : 
</text:p>
          <text:list text:style-name="OrgBulletedList" text:continue-numbering="true">
            <text:list-item>
              <text:p text:style-name="Text_20_body">descriptive (ex HTML, XML, LaTeX)
</text:p>
            </text:list-item>
            <text:list-item>
              <text:p text:style-name="Text_20_body">fonctionnelle (Lisp)
</text:p>
            </text:list-item>
            <text:list-item>
              <text:p text:style-name="Text_20_body">…
</text:p>
            </text:list-item>
          </text:list>
        </text:list-item>
        <text:list-item>
          <text:p text:style-name="Text_20_body">Les enjeux de l'école : former l'homme, le travailleur, le citoyen:
replacer les arguments autour de ces problématiques.
</text:p>
        </text:list-item>
      </text:list>
      <text:h text:style-name="Heading_20_2_unnumbered" text:outline-level="2" text:is-list-header="true">
<text:bookmark-start text:name="OrgXref.org603c676"/>
<text:bookmark text:name="org603c676"/>Aux sources de l'utopie numérique, Fred Turner
<text:bookmark-end text:name="OrgXref.org603c676"/></text:h>
      <text:list text:style-name="OrgBulletedList" text:continue-numbering="false">
        <text:list-item>
          <text:p text:style-name="Text_20_body">Les deux gauches : Nouvelle Gauche et Nouveaux Communalistes
</text:p>
        </text:list-item>
        <text:list-item>
          <text:p text:style-name="Text_20_body">Technophobie dans ces deux gauches (e.g. Ken Kesey)
</text:p>
        </text:list-item>
        <text:list-item>
          <text:p text:style-name="Text_20_body">Stewart Brand and le Whole Earth Catalog (1968-1972) (<text:a xlink:type="simple" xlink:href="https://fr.wikipedia.org/wiki/Whole_Earth_Catalog">WP</text:a>)
</text:p>
        </text:list-item>
        <text:list-item>
          <text:p text:style-name="Text_20_body">Whole Earth 'Lectronic Link (BBS 1985-) (<text:a xlink:type="simple" xlink:href="https://fr.wikipedia.org/wiki/The_WELL">WP</text:a>) (<text:a xlink:type="simple" xlink:href="http://www.well.com/aboutwell.html">well.com</text:a>)
</text:p>
        </text:list-item>
      </text:list>
      <text:h text:style-name="Heading_20_2_unnumbered" text:outline-level="2" text:is-list-header="true">
<text:bookmark-start text:name="OrgXref.orgec0f9a0"/>
<text:bookmark text:name="orgec0f9a0"/>Ressources
<text:bookmark-end text:name="OrgXref.orgec0f9a0"/></text:h>
      <text:list text:style-name="OrgBulletedList" text:continue-numbering="false">
        <text:list-item>
          <text:p text:style-name="Text_20_body"><text:a xlink:type="simple" xlink:href="https://fr.wikipedia.org/wiki/G%C3%A9ants_du_Web">https://fr.wikipedia.org/wiki/G%C3%A9ants_du_Web</text:a>
</text:p>
        </text:list-item>
        <text:list-item>
          <text:p text:style-name="Text_20_body"><text:a xlink:type="simple" xlink:href="https://fr.wikipedia.org/wiki/Neutralit%C3%A9_du_r%C3%A9seau">https://fr.wikipedia.org/wiki/Neutralit%C3%A9_du_r%C3%A9seau</text:a>
</text:p>
        </text:list-item>
      </text:list>
      <text:h text:style-name="Heading_20_1_unnumbered" text:outline-level="1" text:is-list-header="true">
<text:bookmark-start text:name="OrgXref.orgb8790c5"/>
<text:bookmark text:name="orgb8790c5"/>Cours n°3
<text:bookmark-end text:name="OrgXref.orgb8790c5"/></text:h>
      <text:h text:style-name="Heading_20_2_unnumbered" text:outline-level="2" text:is-list-header="true">
<text:bookmark-start text:name="OrgXref.org313c548"/>
<text:bookmark text:name="org313c548"/>Les débuts d'Internet
<text:bookmark-end text:name="OrgXref.org313c548"/></text:h>
      <text:p text:style-name="Text_20_body">Le but de ce cours est d'aborder l'histoire technique et culturelle du
réseau des réseaux, avant l'essor du Web dans les années 90.
</text:p>
      <text:list text:style-name="OrgBulletedList" text:continue-numbering="false">
        <text:list-item>
          <text:p text:style-name="Text_20_body">Les projets d'encyclopédies universelles avant 1950
</text:p>
        </text:list-item>
        <text:list-item>
          <text:p text:style-name="Text_20_body">L'article séminal de Vannevar Bush : « As we may think »
</text:p>
        </text:list-item>
        <text:list-item>
          <text:p text:style-name="Text_20_body">J. C. R. Licklider et « l'esprit augmenté »
</text:p>
        </text:list-item>
        <text:list-item>
          <text:p text:style-name="Text_20_body">L'émergence de l'informatique personnelle 70-80
</text:p>
        </text:list-item>
        <text:list-item>
          <text:p text:style-name="Text_20_body">L'évolution des interfaces graphiques
</text:p>
        </text:list-item>
        <text:list-item>
          <text:p text:style-name="Text_20_body">Alan Kay et l'ordinateur comme interface d'apprentissage
</text:p>
        </text:list-item>
        <text:list-item>
          <text:p text:style-name="Text_20_body">Tableau rapide de l'évolution des langages informatiques
</text:p>
        </text:list-item>
        <text:list-item>
          <text:p text:style-name="Text_20_body">ARPANET et les premiers réseaux
</text:p>
        </text:list-item>
        <text:list-item>
          <text:p text:style-name="Text_20_body">Les Bulletin Board Systems et la contre-culture digitale
</text:p>
        </text:list-item>
        <text:list-item>
          <text:p text:style-name="Text_20_body">Un cas particulier en France : le minitel
</text:p>
        </text:list-item>
        <text:list-item>
          <text:p text:style-name="Text_20_body">Vint Cerf, Tim Berners-Lee et l'explosion du « WWW »
</text:p>
        </text:list-item>
        <text:list-item>
          <text:p text:style-name="Text_20_body">La bulle Internet de 2000
</text:p>
        </text:list-item>
      </text:list>
      <text:h text:style-name="Heading_20_2_unnumbered" text:outline-level="2" text:is-list-header="true">
<text:bookmark-start text:name="OrgXref.org5823325"/>
<text:bookmark text:name="org5823325"/>Petite histoire du livre
<text:bookmark-end text:name="OrgXref.org5823325"/></text:h>
      <text:list text:style-name="OrgBulletedList" text:continue-numbering="false">
        <text:list-item>
          <text:p text:style-name="Text_20_body">Entre le 1er et le IVème siècle : rolex, volumen, codex
</text:p>
        </text:list-item>
        <text:list-item>
          <text:p text:style-name="Text_20_body">1450 : Invention de l'imprimerie à caratères mobiles par Gutenberg.
</text:p>
        </text:list-item>
        <text:list-item>
          <text:p text:style-name="Text_20_body">1522 : Première traduction de la bible en allemand.
</text:p>
        </text:list-item>
        <text:list-item>
          <text:p text:style-name="Text_20_body">1570 : Première traduction des Éléments d'Euclide en anglais.
</text:p>
        </text:list-item>
        <text:list-item>
          <text:p text:style-name="Text_20_body">1605 : Du progrès et de la promotion des savoirs, Francis Bacon.
</text:p>
        </text:list-item>
        <text:list-item>
          <text:p text:style-name="Text_20_body">1606 : Pamphlet Galilée publié en italien.
</text:p>
        </text:list-item>
        <text:list-item>
          <text:p text:style-name="Text_20_body">1609 : Invention/perfectionnement de la lunette astronomique par Galilée.
</text:p>
        </text:list-item>
        <text:list-item>
          <text:p text:style-name="Text_20_body">1637 : Discours de la méthode, Descartes.
</text:p>
        </text:list-item>
      </text:list>
      <text:h text:style-name="Heading_20_2_unnumbered" text:outline-level="2" text:is-list-header="true">
<text:bookmark-start text:name="OrgXref.orgca8971e"/>
<text:bookmark text:name="orgca8971e"/>Remarques sur la petite histoire du livre
<text:bookmark-end text:name="OrgXref.orgca8971e"/></text:h>
      <text:list text:style-name="OrgBulletedList" text:continue-numbering="false">
        <text:list-item>
          <text:p text:style-name="Text_20_body">Vernaculaire / véhiculaire
</text:p>
        </text:list-item>
        <text:list-item>
          <text:p text:style-name="Text_20_body">Martin Luther et le nouveau rapport à la religion
</text:p>
        </text:list-item>
        <text:list-item>
          <text:p text:style-name="Text_20_body">Jack Goody et la raison graphique
</text:p>
        </text:list-item>
        <text:list-item>
          <text:p text:style-name="Text_20_body">Neil Postman et l'invention de l'enfance
</text:p>
        </text:list-item>
        <text:list-item>
          <text:p text:style-name="Text_20_body">Écriture, typographie, lecture silencieuse, communication,
uniformisation des symboles mathématiques, rapprochement des
communautés scientifiques, conquête de l'histoire.
</text:p>
        </text:list-item>
      </text:list>
      <text:h text:style-name="Heading_20_2_unnumbered" text:outline-level="2" text:is-list-header="true">
<text:bookmark-start text:name="OrgXref.org1679b12"/>
<text:bookmark text:name="org1679b12"/>Des mathématiques à l'informatique
<text:bookmark-end text:name="OrgXref.org1679b12"/></text:h>
      <text:list text:style-name="OrgBulletedList" text:continue-numbering="false">
        <text:list-item>
          <text:p text:style-name="Text_20_body">XIXème : Cantor (infini) et Frege (logique mathématique)
</text:p>
        </text:list-item>
        <text:list-item>
          <text:p text:style-name="Text_20_body">1910-13 : Principia mathematica, Whitehead et Russell.
</text:p>
        </text:list-item>
        <text:list-item>
          <text:p text:style-name="Text_20_body">1930 : Le programme de Hilbert.
</text:p>
        </text:list-item>
        <text:list-item>
          <text:p text:style-name="Text_20_body">1936 : Le problème de l'arrêt.
</text:p>
        </text:list-item>
        <text:list-item>
          <text:p text:style-name="Text_20_body">1948 : Claude Shannon et la théorie de l'information.
</text:p>
        </text:list-item>
        <text:list-item>
          <text:p text:style-name="Text_20_body">1950 : Le test de Turing.
</text:p>
        </text:list-item>
      </text:list>
      <text:h text:style-name="Heading_20_1_unnumbered" text:outline-level="1" text:is-list-header="true">
<text:bookmark-start text:name="OrgXref.org144e84a"/>
<text:bookmark text:name="org144e84a"/>Plan général
<text:bookmark-end text:name="OrgXref.org144e84a"/></text:h>
      <text:h text:style-name="Heading_20_3_unnumbered" text:outline-level="3" text:is-list-header="true">
<text:bookmark-start text:name="OrgXref.org11d9bbc"/>
<text:bookmark text:name="org11d9bbc"/>De l'Internet des débuts au Web contemporain
<text:bookmark-end text:name="OrgXref.org11d9bbc"/></text:h>
      <text:list text:style-name="OrgBulletedList" text:continue-numbering="false">
        <text:list-item>
          <text:p text:style-name="Text_20_body">
<text:bookmark-start text:name="OrgXref.org4f8f25f"/>
<text:bookmark text:name="org4f8f25f"/>Les débuts d'Internet
<text:bookmark-end text:name="OrgXref.org4f8f25f"/></text:p>
          <text:p text:style-name="Text_20_body">Le but de ce cours est d'aborder l'histoire technique et culturelle du
réseau des réseaux, avant l'essor du Web dans les années 90.
</text:p>
          <text:list text:style-name="OrgBulletedList" text:continue-numbering="false">
            <text:list-item>
              <text:p text:style-name="Text_20_body">Les projets d'encyclopédies universelles avant 1950
</text:p>
            </text:list-item>
            <text:list-item>
              <text:p text:style-name="Text_20_body">L'article séminal de Vannevar Bush : « As we may think »
</text:p>
            </text:list-item>
            <text:list-item>
              <text:p text:style-name="Text_20_body">J. C. R. Licklider et « l'esprit augmenté »
</text:p>
            </text:list-item>
            <text:list-item>
              <text:p text:style-name="Text_20_body">L'émergence de l'informatique personnelle 70-80
</text:p>
            </text:list-item>
            <text:list-item>
              <text:p text:style-name="Text_20_body">L'évolution des interfaces graphiques
</text:p>
            </text:list-item>
            <text:list-item>
              <text:p text:style-name="Text_20_body">Alan Kay et l'ordinateur comme interface d'apprentissage
</text:p>
            </text:list-item>
            <text:list-item>
              <text:p text:style-name="Text_20_body">Tableau rapide de l'évolution des langages informatiques
</text:p>
            </text:list-item>
            <text:list-item>
              <text:p text:style-name="Text_20_body">ARPANET et les premiers réseaux
</text:p>
            </text:list-item>
            <text:list-item>
              <text:p text:style-name="Text_20_body">Les Bulletin Board Systems et la contre-culture digitale
</text:p>
            </text:list-item>
            <text:list-item>
              <text:p text:style-name="Text_20_body">Un cas particulier en France : le minitel
</text:p>
            </text:list-item>
            <text:list-item>
              <text:p text:style-name="Text_20_body">Vint Cerf, Tim Berners-Lee et l'explosion du « WWW »
</text:p>
            </text:list-item>
            <text:list-item>
              <text:p text:style-name="Text_20_body">La bulle Internet de 2000
</text:p>
            </text:list-item>
          </text:list>
        </text:list-item>
        <text:list-item>
          <text:p text:style-name="Text_20_body">
<text:bookmark-start text:name="OrgXref.org1d1390e"/>
<text:bookmark text:name="org1d1390e"/>Le Web contemporain
<text:bookmark-end text:name="OrgXref.org1d1390e"/></text:p>
          <text:p text:style-name="Text_20_body">Ce cours dresse un portrait des grands acteurs du Web, fait un point
particulier sur le mouvement du logiciel libre, et conclut sur une
réflexion autour de l'impact des technologies contemporaines de
l'information sur notre manière d'aborder la connaissance.
</text:p>
          <text:list text:style-name="OrgBulletedList" text:continue-numbering="false">
            <text:list-item>
              <text:p text:style-name="Text_20_body">La recherche sur le web de 1998 à nos jours (Google)
</text:p>
            </text:list-item>
            <text:list-item>
              <text:p text:style-name="Text_20_body">L'émergence des réseaux sociaux de 2005 à nos jours (Facebook)
</text:p>
            </text:list-item>
            <text:list-item>
              <text:p text:style-name="Text_20_body">L'encyclopédie collaborative libre (Wikipédia)
</text:p>
            </text:list-item>
            <text:list-item>
              <text:p text:style-name="Text_20_body">Le mouvement du logiciel libre des années 80 à nos jours
</text:p>
            </text:list-item>
            <text:list-item>
              <text:p text:style-name="Text_20_body">Aux sources de l'utopie numérique (Fred Turner)
</text:p>
            </text:list-item>
            <text:list-item>
              <text:p text:style-name="Text_20_body">Connaissance et information à l'âge de l'informatique ubiquitaire
</text:p>
            </text:list-item>
          </text:list>
        </text:list-item>
      </text:list>
      <text:h text:style-name="Heading_20_3_unnumbered" text:outline-level="3" text:is-list-header="true">
<text:bookmark-start text:name="OrgXref.org9dd6be1"/>
<text:bookmark text:name="org9dd6be1"/>De la cybernétique à l'intelligence artificielle
<text:bookmark-end text:name="OrgXref.org9dd6be1"/></text:h>
      <text:p text:style-name="Text_20_body">Ce cours remonte à la préhistoire des sciences cognitives pour
comprendre la comparaison structurante cerveau-machine, puis
d'esquisser une histoire de l'intelligence artificielle.
</text:p>
      <text:list text:style-name="OrgBulletedList" text:continue-numbering="false">
        <text:list-item>
          <text:p text:style-name="Text_20_body">Les conférences Macy (1942 - 1953)
</text:p>
        </text:list-item>
        <text:list-item>
          <text:p text:style-name="Text_20_body">Norbert Wiener et la cybernétique
</text:p>
        </text:list-item>
        <text:list-item>
          <text:p text:style-name="Text_20_body">Noam Chomsky et la fin du béhaviorisme
</text:p>
        </text:list-item>
        <text:list-item>
          <text:p text:style-name="Text_20_body">Les réseaux neuronaux et la comparaison cerveau-machine
</text:p>
        </text:list-item>
        <text:list-item>
          <text:p text:style-name="Text_20_body">Computationalisme et connexionisme
</text:p>
        </text:list-item>
        <text:list-item>
          <text:p text:style-name="Text_20_body">L'IA et les échecs
</text:p>
        </text:list-item>
        <text:list-item>
          <text:p text:style-name="Text_20_body">L'IA et le jeu de go
</text:p>
        </text:list-item>
        <text:list-item>
          <text:p text:style-name="Text_20_body">L'IA et le test de Turing
</text:p>
        </text:list-item>
        <text:list-item>
          <text:p text:style-name="Text_20_body">Les sciences cognitives aujourd'hui
</text:p>
        </text:list-item>
        <text:list-item>
          <text:p text:style-name="Text_20_body">L'IA aujourd'hui (étude de cas : AlphaGo)
</text:p>
        </text:list-item>
      </text:list>
      <text:h text:style-name="Heading_20_3_unnumbered" text:outline-level="3" text:is-list-header="true">
<text:bookmark-start text:name="OrgXref.org6c7f120"/>
<text:bookmark text:name="org6c7f120"/>L'émergence de la pensée formelle
<text:bookmark-end text:name="OrgXref.org6c7f120"/></text:h>
      <text:p text:style-name="Text_20_body">Le but de ce cours est d'appréhender la rencontre entre formalisation
des systèmes de notation et mécanisation des règles de calcul.
</text:p>
      <text:list text:style-name="OrgBulletedList" text:continue-numbering="false">
        <text:list-item>
          <text:p text:style-name="Text_20_body">L'évolution des systèmes de notations numériques
</text:p>
        </text:list-item>
        <text:list-item>
          <text:p text:style-name="Text_20_body">Pythagore et la mystique des nombres
</text:p>
        </text:list-item>
        <text:list-item>
          <text:p text:style-name="Text_20_body">Parenthèse philosophique : les nombres existent-ils ?
</text:p>
        </text:list-item>
        <text:list-item>
          <text:p text:style-name="Text_20_body">Euclide et l'invention de la démonstration
</text:p>
        </text:list-item>
        <text:list-item>
          <text:p text:style-name="Text_20_body">Aristote et l'invention de la logique
</text:p>
        </text:list-item>
        <text:list-item>
          <text:p text:style-name="Text_20_body">L'algèbre et le symbolisme en mathématiques (jusqu'à Descartes)
</text:p>
        </text:list-item>
        <text:list-item>
          <text:p text:style-name="Text_20_body">Les premières machines à calculer (Pascaline)
</text:p>
        </text:list-item>
        <text:list-item>
          <text:p text:style-name="Text_20_body">Leibniz et la « caractéristique universelle »
</text:p>
        </text:list-item>
        <text:list-item>
          <text:p text:style-name="Text_20_body">Calcul et hasard (Ian Hacking)
</text:p>
        </text:list-item>
      </text:list>
      <text:list text:style-name="OrgBulletedList" text:continue-numbering="false">
        <text:list-item>
          <text:p text:style-name="Text_20_body">
<text:bookmark-start text:name="OrgXref.orge022634"/>
<text:bookmark text:name="orge022634"/>Les techniques de calcul
<text:bookmark-end text:name="OrgXref.orge022634"/></text:p>
          <text:p text:style-name="Text_20_body">Le but de ce cours est de comprendre la révolution induite par la
conception de la machine à calculer comme machine universelle.
</text:p>
          <text:list text:style-name="OrgBulletedList" text:continue-numbering="false">
            <text:list-item>
              <text:p text:style-name="Text_20_body">La machine universelle de Charles Babbage
</text:p>
            </text:list-item>
            <text:list-item>
              <text:p text:style-name="Text_20_body">Le premier programme informatique de Lady Lovelace
</text:p>
            </text:list-item>
            <text:list-item>
              <text:p text:style-name="Text_20_body">L'essor de la logique formelle entre 1850 et 1931
</text:p>
            </text:list-item>
            <text:list-item>
              <text:p text:style-name="Text_20_body">De la machine de Turing à la théorie de l'information
</text:p>
            </text:list-item>
            <text:list-item>
              <text:p text:style-name="Text_20_body">Enigma et les « bombes » de Turing
</text:p>
            </text:list-item>
            <text:list-item>
              <text:p text:style-name="Text_20_body">Les premiers ordinateurs
</text:p>
            </text:list-item>
            <text:list-item>
              <text:p text:style-name="Text_20_body">Des machines analogiques aux calculateurs numériques
</text:p>
            </text:list-item>
            <text:list-item>
              <text:p text:style-name="Text_20_body">Le calcul et la modélisation aujourd'hui
</text:p>
            </text:list-item>
          </text:list>
        </text:list-item>
      </text:list>
      <text:h text:style-name="Heading_20_3_unnumbered" text:outline-level="3" text:is-list-header="true">
<text:bookmark-start text:name="OrgXref.org183ddfb"/>
<text:bookmark text:name="org183ddfb"/>Du livre à l'encyclopédie
<text:bookmark-end text:name="OrgXref.org183ddfb"/></text:h>
      <text:p text:style-name="Text_20_body">Le but de ce cours est d'aborder l'histoire de l'écriture et de
l'écrit comme techniques de diffusion et de génération des idées.
</text:p>
      <text:list text:style-name="OrgBulletedList" text:continue-numbering="false">
        <text:list-item>
          <text:p text:style-name="Text_20_body">Les formes d'écritures dans l'antiquité
</text:p>
        </text:list-item>
        <text:list-item>
          <text:p text:style-name="Text_20_body">Platon et la critique des livres
</text:p>
        </text:list-item>
        <text:list-item>
          <text:p text:style-name="Text_20_body">Les supports de l'écrit : du volumen au codex
</text:p>
        </text:list-item>
        <text:list-item>
          <text:p text:style-name="Text_20_body">L'évolution des modes de lecture
</text:p>
        </text:list-item>
        <text:list-item>
          <text:p text:style-name="Text_20_body">Les supports et techniques d'impression avant Gutenberg
</text:p>
        </text:list-item>
        <text:list-item>
          <text:p text:style-name="Text_20_body">La technique de l'imprimerie depuis Gutenberg
</text:p>
        </text:list-item>
        <text:list-item>
          <text:p text:style-name="Text_20_body">« Ceci tuera cela » (retour sur l'analyse de Victor Hugo)
</text:p>
        </text:list-item>
        <text:list-item>
          <text:p text:style-name="Text_20_body">Écriture et pensée : Jack Goody et la « raison graphique »
</text:p>
        </text:list-item>
        <text:list-item>
          <text:p text:style-name="Text_20_body">La diffusion de la culture du XVIème au XVIIIème (R. Darnton)
</text:p>
        </text:list-item>
        <text:list-item>
          <text:p text:style-name="Text_20_body">Le rôle des supports écrits dans la Révolution Française (R. Chartier)
</text:p>
        </text:list-item>
      </text:list>
      <text:h text:style-name="Heading_20_1_unnumbered" text:outline-level="1" text:is-list-header="true">
<text:bookmark-start text:name="OrgXref.orgdb05c14"/>
<text:bookmark text:name="orgdb05c14"/>Bibliographie
<text:bookmark-end text:name="OrgXref.orgdb05c14"/></text:h>
      <text:list text:style-name="OrgBulletedList" text:continue-numbering="false">
        <text:list-item>
          <text:p text:style-name="Text_20_body"><text:span text:style-name="Emphasis">Libres conseils.  Ce que nous aurions aimé savoir avant de
commencer.</text:span> 2013, Framasoft. <text:a xlink:type="simple" xlink:href="http://framabook.org/libres-conseils/">http://framabook.org/libres-conseils/</text:a>
</text:p>
        </text:list-item>
        <text:list-item>
          <text:p text:style-name="Text_20_body">Free Culture.  Lawrence Lessig.  The Penguin Press New York, 2004.
</text:p>
        </text:list-item>
        <text:list-item>
          <text:p text:style-name="Text_20_body">Réseaux, libertés, Contrôle, Benjamin Loveluck, <text:a xlink:type="simple" xlink:href="http://www.armand-colin.com/reseaux-libertes-et-controle-une-genealogie-politique-dinternet-9782200293826">Armand Colin</text:a>, 2015.
</text:p>
        </text:list-item>
        <text:list-item>
          <text:p text:style-name="Text_20_body"><text:a xlink:type="simple" xlink:href="http://openmodels.fr/en/">http://openmodels.fr/en/</text:a> : business Models of the open economy,
coordinated by Louis-David Benyayer.
</text:p>
        </text:list-item>
        <text:list-item>
          <text:p text:style-name="Text_20_body"><text:span text:style-name="Emphasis">L'économie du logiciel libre.</text:span> François Elie, Editions
Eyrolles, 2009.
</text:p>
        </text:list-item>
        <text:list-item>
          <text:p text:style-name="Text_20_body">La bataille du logiciel libre: Dix clés pour comprendre Plaidoyer en
10 points. par Thierry Noisette et Perline.  La Découverte, 2004,
ISBN 2-7071-4384-7 (nouvelle édition en 2006), 128 pages, 6.40
Euros. <text:a xlink:type="simple" xlink:href="http://www.labatailledulogiciellibre.info">http://www.labatailledulogiciellibre.info</text:a>
</text:p>
        </text:list-item>
        <text:list-item>
          <text:p text:style-name="Text_20_body">Les modèles économiques du logiciel libre.  2007.  Livre blanc
publié par l'APRIL (<text:a xlink:type="simple" xlink:href="http://www.april.org/files/documents/200712-modeles-economiques.pdf">PDF</text:a>).
</text:p>
        </text:list-item>
        <text:list-item>
          <text:p text:style-name="Text_20_body">Libres enfants du savoir numérique : Une anthologie du Libre.
Florent Latrive et Olivier Blondeau.  Éditions de l'éclat, 2000.
</text:p>
        </text:list-item>
        <text:list-item>
          <text:p text:style-name="Text_20_body">Logiciels libres, Open source: qu'est-ce que c'est ? Analyse neutre
des logiciels libres, synthèse claire, argumentaire
complet. Excellente introduction aux logiciels libres. Benoît
Chevalier.  Editions H&amp;K, juillet 2005, ISBN 2-914010-64-8, 126
pages, 9.80 Euros.
<text:a xlink:type="simple" xlink:href="http://www.h-k.fr/publications/technique_et_pratique.html#LLOS">http://www.h-k.fr/publications/technique_et_pratique.html#LLOS</text:a>
</text:p>
        </text:list-item>
        <text:list-item>
          <text:p text:style-name="Text_20_body"><text:span text:style-name="Emphasis">Open Advice.  FOSS: What We Wished We Had Known When We Started.</text:span>
Ed. Lydia Pintscher. <text:a xlink:type="simple" xlink:href="http://open-advice.org/">http://open-advice.org/</text:a>
</text:p>
        </text:list-item>
        <text:list-item>
          <text:p text:style-name="Text_20_body">Richard Stallman et la révolution du logiciel libre par R. Stallman,
S. Williams et C. Masutti.  Editions Eyrolles, 2010.
</text:p>
        </text:list-item>
        <text:list-item>
          <text:p text:style-name="Text_20_body">The Cathedral and The Bazar. E. S. Raymond, O'Reilly Media, 1999.
</text:p>
        </text:list-item>
        <text:list-item>
          <text:p text:style-name="Text_20_body"><text:span text:style-name="Emphasis">Tribune Libre.  Ténors de l'informatique libre.</text:span> O'Reilly
Media, 1999.
</text:p>
        </text:list-item>
        <text:list-item>
          <text:p text:style-name="Text_20_body">Utopie du logiciel libre. Sébastien Broca, Le Passager
Clandestin, 2013. <text:a xlink:type="simple" xlink:href="http://lepassagerclandestin.fr/catalogue/essais/utopie-du-logiciel-libre.html">http://lepassagerclandestin.fr/catalogue/essais/utopie-du-logiciel-libre.html</text:a>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Bastien Guerry</dc:creator>
    <meta:initial-creator>Bastien Guerry</meta:initial-creator>
    <dc:date>2016-11-14T10:38:03</dc:date>
    <meta:creation-date>2016-11-14T10:38:03</meta:creation-date>
    <meta:generator>Emacs 26.0.50.21 (Org mode 9.0)</meta:generator>
    <meta:keyword/>
    <dc:subject/>
    <dc:title>Cours ISEP 2016/2017 - Pensée, calcul et information</dc:title>
  </office:meta>
</office:document-meta>
</file>